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ac9" officeooo:paragraph-rsid="000b3ac9"/>
    </style:style>
    <style:style style:name="P2" style:family="paragraph" style:parent-style-name="Standard">
      <style:text-properties officeooo:rsid="000b9f1e" officeooo:paragraph-rsid="000b9f1e"/>
    </style:style>
    <style:style style:name="P3" style:family="paragraph" style:parent-style-name="Standard">
      <style:text-properties officeooo:rsid="000d7c45" officeooo:paragraph-rsid="000d7c45"/>
    </style:style>
    <style:style style:name="P4" style:family="paragraph" style:parent-style-name="Standard">
      <style:text-properties officeooo:rsid="000d8006" officeooo:paragraph-rsid="000d8006"/>
    </style:style>
    <style:style style:name="P5" style:family="paragraph" style:parent-style-name="Standard">
      <style:text-properties officeooo:rsid="000ed8b3" officeooo:paragraph-rsid="000ed8b3"/>
    </style:style>
    <style:style style:name="P6" style:family="paragraph" style:parent-style-name="Standard">
      <style:text-properties fo:font-weight="bold" officeooo:rsid="000b3ac9" officeooo:paragraph-rsid="000b3ac9" style:font-weight-asian="bold" style:font-weight-complex="bold"/>
    </style:style>
    <style:style style:name="P7" style:family="paragraph" style:parent-style-name="Standard">
      <style:text-properties officeooo:rsid="000b9f1e" officeooo:paragraph-rsid="000b9f1e"/>
    </style:style>
    <style:style style:name="P8" style:family="paragraph" style:parent-style-name="Standard">
      <style:text-properties officeooo:rsid="0010a1f9" officeooo:paragraph-rsid="0010a1f9"/>
    </style:style>
    <style:style style:name="P9" style:family="paragraph" style:parent-style-name="Standard">
      <style:text-properties officeooo:rsid="000b3ac9" officeooo:paragraph-rsid="000b3ac9"/>
    </style:style>
    <style:style style:name="P10" style:family="paragraph" style:parent-style-name="Standard">
      <style:text-properties officeooo:rsid="0014127c" officeooo:paragraph-rsid="0014127c"/>
    </style:style>
    <style:style style:name="P11" style:family="paragraph" style:parent-style-name="Standard">
      <style:text-properties officeooo:rsid="000d8006" officeooo:paragraph-rsid="000d8006"/>
    </style:style>
    <style:style style:name="T1" style:family="text">
      <style:text-properties officeooo:rsid="000f66e5"/>
    </style:style>
    <style:style style:name="T2" style:family="text">
      <style:text-properties officeooo:rsid="00117e47"/>
    </style:style>
    <style:style style:name="T3" style:family="text">
      <style:text-properties officeooo:rsid="00149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</text:span>erhitungan struktur elektronik berdasarkan teori kerapatan fungsional dan fungsi basis Lagrange: <text:span text:style-name="T1">Implementasi awal</text:span></text:p>
      <text:p text:style-name="P1"/>
      <text:p text:style-name="P10">Fadjar Fathurrahman, Hermawan K. Dipojono</text:p>
      <text:p text:style-name="P1"/>
      <text:p text:style-name="P2">Pendahuluan</text:p>
      <text:p text:style-name="P2"/>
      <text:p text:style-name="P3">Tujuan</text:p>
      <text:p text:style-name="P2"/>
      <text:p text:style-name="P2">Teori</text:p>
      <text:p text:style-name="P8"><text:span text:style-name="T3">Persamaan </text:span>Kohn-Sham</text:p>
      <text:p text:style-name="P2"/>
      <text:p text:style-name="P2">Implementasi</text:p>
      <text:p text:style-name="P2"/>
      <text:p text:style-name="P2"/>
      <text:p text:style-name="P4">Pengujian <text:span text:style-name="T2">(perbandingan) dan validasi</text:span></text:p>
      <text:p text:style-name="P4"/>
      <text:p text:style-name="P4"/>
      <text:p text:style-name="P5">Kesimpulan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1:28:49.538166997</meta:creation-date>
    <dc:date>2017-07-24T16:31:23.101488867</dc:date>
    <meta:editing-duration>PT15M19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9" meta:character-count="256" meta:non-whitespace-character-count="236"/>
  </office:meta>
</office:document-meta>
</file>